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2.136cm" table:align="left" style:writing-mode="lr-tb"/>
    </style:style>
    <style:style style:name="Таблица1.A" style:family="table-column">
      <style:table-column-properties style:column-width="0.907cm"/>
    </style:style>
    <style:style style:name="Таблица1.B" style:family="table-column">
      <style:table-column-properties style:column-width="0.764cm"/>
    </style:style>
    <style:style style:name="Таблица1.F" style:family="table-column">
      <style:table-column-properties style:column-width="0.766cm"/>
    </style:style>
    <style:style style:name="Таблица1.K" style:family="table-column">
      <style:table-column-properties style:column-width="4.352cm"/>
    </style:style>
    <style:style style:name="Таблица1.1" style:family="table-row">
      <style:table-row-properties style:row-height="0.635cm" fo:keep-together="auto"/>
    </style:style>
    <style:style style:name="Таблица1.A1" style:family="table-cell">
      <style:table-cell-properties style:vertical-align="top" fo:background-color="#ffffff" fo:padding-left="0.071cm" fo:padding-right="0.07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Таблица1.K1" style:family="table-cell">
      <style:table-cell-properties style:vertical-align="top" fo:background-color="#ffffff" fo:padding-left="0.071cm" fo:padding-right="0.071cm" fo:padding-top="0cm" fo:padding-bottom="0cm" fo:border-left="0.75pt solid #000000" fo:border-right="none" fo:border-top="none" fo:border-bottom="none" style:writing-mode="lr-tb">
        <style:background-image/>
      </style:table-cell-properties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 style:master-page-name="Standard">
      <style:paragraph-properties fo:margin-left="9.728cm" fo:margin-right="0cm" fo:margin-top="0.178cm" fo:margin-bottom="0cm" loext:contextual-spacing="false" fo:line-height="0.644cm" fo:text-indent="0cm" style:auto-text-indent="false" style:page-number="auto"/>
      <style:text-properties fo:font-size="14pt" fo:letter-spacing="-0.009cm" style:font-size-asian="14pt" style:font-size-complex="14pt"/>
    </style:style>
    <style:style style:name="P3" style:family="paragraph" style:parent-style-name="Standard">
      <style:paragraph-properties fo:margin-left="9.728cm" fo:margin-right="0cm" fo:line-height="0.644cm" fo:text-indent="0cm" style:auto-text-indent="false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fo:letter-spacing="-0.002cm"/>
    </style:style>
    <style:style style:name="P7" style:family="paragraph" style:parent-style-name="Standard">
      <style:paragraph-properties fo:margin-left="0.06cm" fo:margin-right="0cm" fo:margin-top="1.161cm" fo:margin-bottom="0cm" loext:contextual-spacing="false" fo:text-align="center" style:justify-single-word="false" fo:text-indent="0cm" style:auto-text-indent="false"/>
      <style:text-properties fo:font-size="14pt" fo:letter-spacing="-0.005cm" style:font-size-asian="14pt" style:font-size-complex="14pt"/>
    </style:style>
    <style:style style:name="P8" style:family="paragraph" style:parent-style-name="Standard">
      <style:paragraph-properties fo:margin-left="0.049cm" fo:margin-right="0cm" fo:text-indent="0cm" style:auto-text-indent="false"/>
    </style:style>
    <style:style style:name="P9" style:family="paragraph" style:parent-style-name="Standard">
      <style:paragraph-properties fo:margin-left="0.049cm" fo:margin-right="0cm" fo:text-indent="0cm" style:auto-text-indent="false"/>
      <style:text-properties fo:font-size="14pt" fo:letter-spacing="-0.002cm" style:font-size-asian="14pt" style:font-size-complex="14pt"/>
    </style:style>
    <style:style style:name="P10" style:family="paragraph" style:parent-style-name="Standard">
      <style:paragraph-properties fo:margin-left="-7.784cm" fo:margin-right="0cm" fo:text-indent="0cm" style:auto-text-indent="false"/>
    </style:style>
    <style:style style:name="P11" style:family="paragraph" style:parent-style-name="Standard">
      <style:paragraph-properties fo:margin-left="0.034cm" fo:margin-right="0.009cm" fo:text-align="justify" style:justify-single-word="false" fo:text-indent="1.236cm" style:auto-text-indent="false"/>
    </style:style>
    <style:style style:name="P12" style:family="paragraph" style:parent-style-name="Standard">
      <style:paragraph-properties fo:margin-left="0.042cm" fo:margin-right="0.018cm" fo:line-height="0.626cm" fo:text-align="justify" style:justify-single-word="false" fo:text-indent="1.228cm" style:auto-text-indent="false"/>
    </style:style>
    <style:style style:name="P13" style:family="paragraph" style:parent-style-name="Standard">
      <style:paragraph-properties fo:margin-left="0.025cm" fo:margin-right="0.009cm" fo:margin-top="0.009cm" fo:margin-bottom="0cm" loext:contextual-spacing="false" fo:line-height="0.626cm" fo:text-align="justify" style:justify-single-word="false" fo:text-indent="1.252cm" style:auto-text-indent="false"/>
    </style:style>
    <style:style style:name="P14" style:family="paragraph" style:parent-style-name="Standard">
      <style:paragraph-properties fo:margin-left="0cm" fo:margin-right="0.009cm" fo:margin-top="0.009cm" fo:margin-bottom="0cm" loext:contextual-spacing="false" fo:line-height="0.626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</style:style>
    <style:style style:name="P15" style:family="paragraph" style:parent-style-name="Standard">
      <style:paragraph-properties fo:margin-left="0cm" fo:margin-right="0.011cm" fo:line-height="0.282cm" fo:text-align="justify" style:justify-single-word="false" fo:text-indent="0cm" style:auto-text-indent="false"/>
    </style:style>
    <style:style style:name="P16" style:family="paragraph" style:parent-style-name="Standard">
      <style:paragraph-properties fo:margin-left="0cm" fo:margin-right="0.011cm" fo:line-height="0.459cm" fo:text-align="justify" style:justify-single-word="false" fo:text-indent="0cm" style:auto-text-indent="false"/>
    </style:style>
    <style:style style:name="P17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18" style:family="paragraph" style:parent-style-name="Standard">
      <style:paragraph-properties fo:margin-left="0.009cm" fo:margin-right="0.042cm" fo:line-height="0.626cm" fo:text-align="justify" style:justify-single-word="false" fo:text-indent="1.261cm" style:auto-text-indent="false"/>
      <style:text-properties fo:font-size="14pt" fo:letter-spacing="-0.004cm" style:font-size-asian="14pt" style:font-size-complex="14pt"/>
    </style:style>
    <style:style style:name="P19" style:family="paragraph" style:parent-style-name="Standard">
      <style:paragraph-properties fo:margin-left="0.018cm" fo:margin-right="0.025cm" fo:line-height="0.626cm" fo:text-align="justify" style:justify-single-word="false" fo:text-indent="1.245cm" style:auto-text-indent="false"/>
    </style:style>
    <style:style style:name="P20" style:family="paragraph" style:parent-style-name="Standard">
      <style:paragraph-properties fo:margin-left="0cm" fo:margin-right="0.025cm" fo:line-height="0.626cm" fo:text-align="justify" style:justify-single-word="false" fo:text-indent="0cm" style:auto-text-indent="false"/>
    </style:style>
    <style:style style:name="P21" style:family="paragraph" style:parent-style-name="Standard">
      <style:paragraph-properties fo:margin-left="0cm" fo:margin-right="0.025cm" fo:line-height="0.626cm" fo:text-align="justify" style:justify-single-word="false" fo:text-indent="0cm" style:auto-text-indent="false"/>
      <style:text-properties fo:font-size="14pt" fo:letter-spacing="-0.004cm" style:font-size-asian="14pt" style:font-size-complex="14pt"/>
    </style:style>
    <style:style style:name="P22" style:family="paragraph" style:parent-style-name="Standard">
      <style:paragraph-properties fo:margin-left="0cm" fo:margin-right="0.025cm" fo:line-height="0.626cm" fo:text-align="justify" style:justify-single-word="false" fo:text-indent="0cm" style:auto-text-indent="false"/>
      <style:text-properties fo:font-size="11pt" fo:letter-spacing="-0.004cm" style:font-size-asian="11pt" style:font-size-complex="11pt"/>
    </style:style>
    <style:style style:name="P23" style:family="paragraph" style:parent-style-name="Standard">
      <style:paragraph-properties fo:margin-left="0.042cm" fo:margin-right="0cm" fo:text-indent="0cm" style:auto-text-indent="false"/>
    </style:style>
    <style:style style:name="P24" style:family="paragraph" style:parent-style-name="Standard">
      <style:paragraph-properties fo:margin-left="0.009cm" fo:margin-right="0cm" fo:text-indent="0cm" style:auto-text-indent="false"/>
    </style:style>
    <style:style style:name="P25" style:family="paragraph" style:parent-style-name="Standard">
      <style:paragraph-properties fo:margin-left="0.009cm" fo:margin-right="0cm" fo:text-indent="0cm" style:auto-text-indent="false"/>
      <style:text-properties fo:letter-spacing="-0.007cm"/>
    </style:style>
    <style:style style:name="T1" style:family="text">
      <style:text-properties fo:letter-spacing="-0.007cm"/>
    </style:style>
    <style:style style:name="T2" style:family="text">
      <style:text-properties fo:font-size="14pt" fo:letter-spacing="-0.007cm" style:font-size-asian="14pt" style:font-size-complex="14pt"/>
    </style:style>
    <style:style style:name="T3" style:family="text">
      <style:text-properties fo:font-size="14pt" fo:letter-spacing="-0.002cm" style:font-size-asian="14pt" style:font-size-complex="14pt"/>
    </style:style>
    <style:style style:name="T4" style:family="text">
      <style:text-properties fo:font-size="14pt" fo:letter-spacing="-0.002cm" fo:language="en" fo:country="US" style:font-size-asian="14pt" style:font-size-complex="14pt"/>
    </style:style>
    <style:style style:name="T5" style:family="text">
      <style:text-properties fo:font-size="14pt" fo:letter-spacing="-0.004cm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letter-spacing="-0.005cm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letter-spacing="-0.004cm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fo:letter-spacing="-0.004cm" style:font-size-asian="11pt" style:font-size-complex="11pt"/>
    </style:style>
    <style:style style:name="T12" style:family="text">
      <style:text-properties style:text-position="super 58%"/>
    </style:style>
    <style:style style:name="T13" style:family="text">
      <style:text-properties style:text-position="super 58%" fo:font-size="14pt" fo:letter-spacing="-0.002cm" style:font-size-asian="14pt" style:font-size-complex="14pt"/>
    </style:style>
    <style:style style:name="T14" style:family="text">
      <style:text-properties style:text-position="super 58%" fo:letter-spacing="-0.004cm"/>
    </style:style>
    <style:style style:name="T15" style:family="text">
      <style:text-properties style:text-position="super 58%" fo:letter-spacing="-0.005cm"/>
    </style:style>
    <style:style style:name="T16" style:family="text">
      <style:text-properties fo:letter-spacing="-0.005cm"/>
    </style:style>
    <style:style style:name="fr1" style:family="graphic" style:parent-style-name="Frame">
      <style:graphic-properties fo:margin-left="0.318cm" fo:margin-right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иложение № 1</text:p>
      <text:p text:style-name="P3"><text:span text:style-name="T2">к Регламенту организации извещения </text:span><text:span text:style-name="T3">участников судопроизводства </text:span><text:span text:style-name="T5">посредством СМС-сообщений</text:span></text:p>
      <text:p text:style-name="P7">РАСПИСКА </text:p>
      <text:p text:style-name="Standard"><text:span text:style-name="T6">Я, ________________________________________________________________</text:span></text:p>
      <text:p text:style-name="P1"><text:s text:c="28"/>(Ф.И.О. участника судопроизводства, его процессуальный статус, № дела)</text:p>
      <text:p text:style-name="P1">_____________________________________________________________________________________</text:p>
      <text:p text:style-name="Standard"><text:span text:style-name="T6">согласен <text:s/>(согласна), <text:s/>что <text:s text:c="2"/>извещения о времени и месте судебного заседания<text:line-break/>или<text:tab/> <text:s text:c="3"/>совершении <text:s text:c="8"/>отдельных <text:s text:c="11"/>процессуальных<text:tab/> <text:s text:c="5"/>действий</text:span></text:p>
      <text:p text:style-name="Standard"><text:span text:style-name="T6">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8"><text:span text:style-name="T3">будут направлены мне </text:span><text:span text:style-name="T4">CMC</text:span><text:span text:style-name="T3">-сообщением на номер мобильного телефона</text:span><text:span text:style-name="T13">1</text:span><text:span text:style-name="T3"> <text:s/>:</text:span></text:p>
      <text:p text:style-name="P9"><draw:frame draw:style-name="fr1" draw:name="Врезка1" text:anchor-type="paragraph" svg:y="0.238cm" svg:width="12.136cm" draw:z-index="0"><draw:text-box fo:min-height="0.058cm"><table:table table:name="Таблица1" table:style-name="Таблица1"><table:table-column table:style-name="Таблица1.A"/><table:table-column table:style-name="Таблица1.B" table:number-columns-repeated="4"/><table:table-column table:style-name="Таблица1.F"/><table:table-column table:style-name="Таблица1.B" table:number-columns-repeated="3"/><table:table-column table:style-name="Таблица1.F"/><table:table-column table:style-name="Таблица1.K"/><table:table-row table:style-name="Таблица1.1"><table:table-cell table:style-name="Таблица1.A1" office:value-type="string"><text:p text:style-name="P4"><text:s text:c="2"/>+7</text:p></table:table-cell><table:table-cell table:style-name="Таблица1.A1" office:value-type="string"><text:p text:style-name="P5"/></table:table-cell><table:table-cell table:style-name="Таблица1.A1" office:value-type="string"><text:p text:style-name="P5"/></table:table-cell><table:table-cell table:style-name="Таблица1.A1" office:value-type="string"><text:p text:style-name="P5"/></table:table-cell><table:table-cell table:style-name="Таблица1.A1" office:value-type="string"><text:p text:style-name="P5"/></table:table-cell><table:table-cell table:style-name="Таблица1.A1" office:value-type="string"><text:p text:style-name="P5"/></table:table-cell><table:table-cell table:style-name="Таблица1.A1" office:value-type="string"><text:p text:style-name="P5"/></table:table-cell><table:table-cell table:style-name="Таблица1.A1" office:value-type="string"><text:p text:style-name="P5"/></table:table-cell><table:table-cell table:style-name="Таблица1.A1" office:value-type="string"><text:p text:style-name="P5"/></table:table-cell><table:table-cell table:style-name="Таблица1.A1" office:value-type="string"><text:p text:style-name="P5"/></table:table-cell><table:table-cell table:style-name="Таблица1.K1" office:value-type="string"><text:p text:style-name="P5"/><text:p text:style-name="Standard"/><text:p text:style-name="Standard"/><text:p text:style-name="Standard"/><text:p text:style-name="Standard"/><text:p text:style-name="Standard"/><text:p text:style-name="Standard"/><text:p text:style-name="P10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table:table-cell></table:table-row></table:table></draw:text-box></draw:frame></text:p>
      <text:p text:style-name="P9"/>
      <text:p text:style-name="P11"><text:span text:style-name="T6">Я проинформирован, что вправе указать любой номер мобильного </text:span><text:span text:style-name="T5">телефона любого оператора сотовой связи, действующего на территории </text:span><text:span text:style-name="T6">Российской Федерации.</text:span></text:p>
      <text:p text:style-name="P12"><text:span text:style-name="T7">Я подтверждаю, что по указанному мною в настоящей расписке номеру </text:span><text:span text:style-name="T6">мобильного телефона отсутствует блокировка на входящие СМС-сообщения с коротких номеров и буквенных адресатов.</text:span></text:p>
      <text:p text:style-name="P13"><text:span text:style-name="T2">Обязуюсь ежедневно просматривать СМС-сообщения, поступающие на </text:span><text:span text:style-name="T6">указанный мною в настоящей расписке номер мобильного телефона от абонента:</text:span></text:p>
      <text:p text:style-name="P14"><text:span text:style-name="T6"><text:s text:c="57"/></text:span><text:span text:style-name="T8">SUDRF</text:span></text:p>
      <text:p text:style-name="P15"><text:span text:style-name="T9"><text:s text:c="73"/>(основной идентификатор</text:span><text:span text:style-name="T14">2</text:span><text:span text:style-name="T9"> ) </text:span></text:p>
      <text:p text:style-name="P17"><text:span text:style-name="T8"><text:s text:c="54"/></text:span><text:span text:style-name="T6">gukovsk sud</text:span></text:p>
      <text:p text:style-name="P16"><text:span text:style-name="T6"><text:s text:c="50"/></text:span><text:span text:style-name="T16">(резервный идентификатор</text:span><text:span text:style-name="T15">2</text:span><text:span text:style-name="T16">)</text:span></text:p>
      <text:p text:style-name="P18">С момента поступления на указанный мною выше номер мобильного телефона соответствующего СМС-сообщения я считаюсь извещенным.</text:p>
      <text:p text:style-name="P19"><text:span text:style-name="T6">В случае изменения указанного в настоящей расписке номера </text:span><text:span text:style-name="T5">мобильного телефона, обязуюсь своевременно уведомить суд.</text:span></text:p>
      <text:p text:style-name="P21"/>
      <text:p text:style-name="P21">___________________ <text:s text:c="4"/>___________________ <text:s text:c="4"/>________________________</text:p>
      <text:p text:style-name="P20"><text:span text:style-name="T11"><text:s text:c="18"/>дата <text:s text:c="50"/>подпись <text:s text:c="47"/>Ф.И.О.</text:span></text:p>
      <text:p text:style-name="P22">____________________________</text:p>
      <text:p text:style-name="P23"><text:span text:style-name="T12">1</text:span> <text:s/>Участником судопроизводства после <text:s/>кода страны <text:s/>(+7) указывается десять цифр <text:s/>номера мобильного</text:p>
      <text:p text:style-name="P25">телефона.</text:p>
      <text:p text:style-name="P24"><text:span text:style-name="T12">2</text:span> Соответствующим работником аппарата суда указывается идентификатор: буквенный, короткий либо</text:p>
      <text:p text:style-name="P6">десятизначный с префиксом кода страны (+7) номер телефон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51cm" fo:margin-bottom="2cm" fo:margin-left="3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2-06T10:57:00</meta:creation-date>
    <dc:creator>USER</dc:creator>
    <dc:date>2014-02-06T14:13:00</dc:date>
    <meta:print-date>2014-02-06T13:13:00</meta:print-date>
    <meta:editing-cycles>20</meta:editing-cycles>
    <meta:editing-duration>PT44M</meta:editing-duration>
    <meta:document-statistic meta:table-count="1" meta:image-count="0" meta:object-count="0" meta:page-count="1" meta:paragraph-count="26" meta:word-count="181" meta:character-count="2349" meta:non-whitespace-character-count="1767"/>
    <meta:generator>LibreOffice/5.1.2.2$Windows_x86 LibreOffice_project/d3bf12ecb743fc0d20e0be0c58ca359301eb705f</meta:generator>
  </office:meta>
</office:document-meta>
</file>